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28D00000148FD728E76F2DF8EA6.png" manifest:media-type="image/png"/>
  <manifest:file-entry manifest:full-path="Pictures/20000002000001EA000000F6A0529193C6180A07.eps" manifest:media-type="image/x-eps"/>
  <manifest:file-entry manifest:full-path="Pictures/10000200000002A7000001B30DF26C1EE8C44AB8.png" manifest:media-type="image/png"/>
  <manifest:file-entry manifest:full-path="Pictures/20000002000001FD00000146A87667A85507754A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7.955cm" svg:height="11.5cm" svg:x="1.635cm" svg:y="1.508cm">
          <draw:image xlink:href="Pictures/20000002000001FD00000146A87667A85507754A.eps" xlink:type="simple" xlink:show="embed" xlink:actuate="onLoad" loext:mime-type="image/x-svm">
            <text:p/>
          </draw:image>
          <draw:image xlink:href="Pictures/10000200000002A7000001B30DF26C1EE8C44AB8.png" xlink:type="simple" xlink:show="embed" xlink:actuate="onLoad" loext:mime-type="image/png"/>
        </draw:frame>
        <draw:frame draw:style-name="gr1" draw:text-style-name="P1" draw:layer="layout" svg:width="17.285cm" svg:height="8.677cm" svg:x="1.762cm" svg:y="13.532cm">
          <draw:image xlink:href="Pictures/20000002000001EA000000F6A0529193C6180A07.eps" xlink:type="simple" xlink:show="embed" xlink:actuate="onLoad" loext:mime-type="image/x-svm">
            <text:p/>
          </draw:image>
          <draw:image xlink:href="Pictures/100002000000028D00000148FD728E76F2DF8EA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06T15:27:03.709768198</dc:date>
    <meta:editing-duration>PT3M39S</meta:editing-duration>
    <meta:editing-cycles>1</meta:editing-cycles>
    <meta:document-statistic meta:object-count="2"/>
    <meta:generator>LibreOffice/6.4.7.2$Linux_X86_64 LibreOffice_project/40$Build-2</meta:generator>
  </office:meta>
</office:document-meta>
</file>